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5cm"/>
    </style:style>
  </office:automatic-styles>
  <office:body>
    <office:presentation>
      <draw:page draw:name="page1" draw:style-name="dp1" draw:master-page-name="Standard"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5.56cm" fo:page-height="22.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5.289cm" svg:height="7.575cm" svg:x="2.855cm" svg:y="2.485cm" draw:page-number="1"/>
      <draw:page-thumbnail draw:layer="backgroundobjects" svg:width="5.289cm" svg:height="7.575cm" svg:x="2.855cm" svg:y="11.061cm"/>
      <draw:page-thumbnail draw:layer="backgroundobjects" svg:width="5.289cm" svg:height="7.575cm" svg:x="2.855cm" svg:y="19.637cm"/>
      <draw:page-thumbnail draw:layer="backgroundobjects" svg:width="5.289cm" svg:height="7.575cm" svg:x="12.855cm" svg:y="2.485cm"/>
      <draw:page-thumbnail draw:layer="backgroundobjects" svg:width="5.289cm" svg:height="7.575cm" svg:x="12.855cm" svg:y="11.061cm"/>
      <draw:page-thumbnail draw:layer="backgroundobjects" svg:width="5.289cm" svg:height="7.575cm" svg:x="12.855cm" svg:y="19.637cm"/>
    </style:handout-master>
    <style:master-page style:name="Standard" style:page-layout-name="PM1" draw:style-name="Mdp1">
      <draw:frame presentation:style-name="Standard-title" draw:layer="backgroundobjects" svg:width="14.003cm" svg:height="3.72cm" svg:x="0.778cm" svg:y="0.887cm" presentation:class="title" presentation:placeholder="true">
        <draw:text-box/>
      </draw:frame>
      <draw:frame presentation:style-name="Standard-outline1" draw:layer="backgroundobjects" svg:width="14.003cm" svg:height="14.704cm" svg:x="0.778cm" svg:y="5.213cm" presentation:class="outline" presentation:placeholder="true">
        <draw:text-box/>
      </draw:frame>
      <draw:frame presentation:style-name="Mpr1" draw:text-style-name="MP1" draw:layer="backgroundobjects" svg:width="3.624cm" svg:height="1.536cm" svg:x="0.778cm" svg:y="20.297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4.932cm" svg:height="1.536cm" svg:x="5.321cm" svg:y="20.297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3.624cm" svg:height="1.536cm" svg:x="11.156cm" svg:y="20.297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Gremlin Killer</meta:initial-creator>
    <meta:creation-date>2012-03-18T18:18:25</meta:creation-date>
    <meta:editing-duration>PT00H06M36S</meta:editing-duration>
    <meta:editing-cycles>2</meta:editing-cycles>
    <dc:date>2012-03-18T18:24:56</dc:date>
    <dc:creator>Gremlin Killer</dc:creator>
    <meta:document-statistic meta:object-count="23"/>
    <meta:generator>OpenOffice.org/3.2$Linux OpenOffice.org_project/320m12$Build-9483</meta:generator>
  </office:meta>
</office:document-meta>
</file>